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993b2"/>
    </style:style>
    <style:style style:name="P2" style:family="paragraph" style:parent-style-name="Standard">
      <style:paragraph-properties fo:text-align="justify" style:justify-single-word="false"/>
      <style:text-properties fo:font-size="11pt" officeooo:paragraph-rsid="001993b2" style:font-size-asian="11pt" style:font-size-complex="11pt"/>
    </style:style>
    <style:style style:name="P3" style:family="paragraph" style:parent-style-name="Standard">
      <style:text-properties fo:font-size="11pt" officeooo:paragraph-rsid="001993b2" style:font-size-asian="11pt" style:font-size-complex="11pt"/>
    </style:style>
    <style:style style:name="P4" style:family="paragraph" style:parent-style-name="Text_20_body">
      <style:text-properties fo:font-size="11pt" officeooo:paragraph-rsid="001993b2" style:font-size-asian="11pt" style:font-size-complex="11pt"/>
    </style:style>
    <style:style style:name="P5" style:family="paragraph" style:parent-style-name="Text_20_body">
      <style:text-properties officeooo:paragraph-rsid="001993b2"/>
    </style:style>
    <style:style style:name="P6" style:family="paragraph" style:parent-style-name="Standard">
      <style:paragraph-properties fo:text-align="justify" style:justify-single-word="false"/>
      <style:text-properties fo:font-size="11pt" officeooo:rsid="0013f12b" officeooo:paragraph-rsid="001993b2" style:font-size-asian="11pt" style:font-size-complex="11pt"/>
    </style:style>
    <style:style style:name="P7" style:family="paragraph" style:parent-style-name="Text_20_body">
      <style:text-properties officeooo:paragraph-rsid="001a970c"/>
    </style:style>
    <style:style style:name="T1" style:family="text">
      <style:text-properties officeooo:rsid="000c1c3b"/>
    </style:style>
    <style:style style:name="T2" style:family="text">
      <style:text-properties style:text-position="super 58%" fo:font-weight="bold" officeooo:rsid="000c1c3b" style:font-weight-asian="bold" style:font-weight-complex="bold"/>
    </style:style>
    <style:style style:name="T3" style:family="text">
      <style:text-properties fo:font-weight="bold" officeooo:rsid="000c1c3b" style:font-weight-asian="bold" style:font-weight-complex="bold"/>
    </style:style>
    <style:style style:name="T4" style:family="text">
      <style:text-properties fo:font-weight="bold" officeooo:rsid="000d9924" style:font-weight-asian="bold" style:font-weight-complex="bold"/>
    </style:style>
    <style:style style:name="T5" style:family="text">
      <style:text-properties fo:font-weight="bold" officeooo:rsid="00107656" style:font-weight-asian="bold" style:font-weight-complex="bold"/>
    </style:style>
    <style:style style:name="T6" style:family="text">
      <style:text-properties fo:font-weight="bold" officeooo:rsid="001bbe73" style:font-weight-asian="bold" style:font-weight-complex="bold"/>
    </style:style>
    <style:style style:name="T7" style:family="text">
      <style:text-properties fo:font-weight="bold" officeooo:rsid="001a970c" style:font-weight-asian="bold" style:font-weight-complex="bold"/>
    </style:style>
    <style:style style:name="T8" style:family="text">
      <style:text-properties officeooo:rsid="000d9924"/>
    </style:style>
    <style:style style:name="T9" style:family="text">
      <style:text-properties officeooo:rsid="00107656"/>
    </style:style>
    <style:style style:name="T10" style:family="text">
      <style:text-properties fo:font-size="11pt" style:font-size-asian="11pt" style:font-size-complex="11pt"/>
    </style:style>
    <style:style style:name="T11" style:family="text">
      <style:text-properties fo:font-size="11pt" officeooo:rsid="0013f12b"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font-size="11pt" fo:font-weight="normal" officeooo:rsid="0013f12b" style:font-size-asian="11pt" style:font-weight-asian="normal" style:font-size-complex="11pt" style:font-weight-complex="normal"/>
    </style:style>
    <style:style style:name="T15" style:family="text">
      <style:text-properties officeooo:rsid="001bbe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IS AGREEMENT is made on the <text:span text:style-name="T3">1</text:span><text:span text:style-name="T2">st</text:span><text:span text:style-name="T3"> January,2022</text:span> between <text:span text:style-name="T3">Dynamic Solution Maker</text:span> a company having its registered office at. <text:span text:style-name="T5">R-194, Block 16 FB Area, Karachi</text:span> <text:s/>of the one part and <text:span text:style-name="T3">Muhammad Mubeen</text:span> <text:span text:style-name="T15">s/o </text:span><text:span text:style-name="T6">Muhammad Fayyaz </text:span>residing at <text:span text:style-name="T1">House L-89, Sector 36-A, Taiser Town, Karachi</text:span>.</text:p>
      <text:p text:style-name="P5"><text:span text:style-name="Strong_20_Emphasis"><text:span text:style-name="T10"> WHEREAS</text:span></text:span></text:p>
      <text:p text:style-name="P4">The company is desirous of appointing <text:span text:style-name="T3">Muhammad Mubeen</text:span> as its <text:span text:style-name="T3">Jr. Developer</text:span> and the Employee has  agreed to on the terms and conditions outlined here below.</text:p>
      <text:p text:style-name="P5"><text:span text:style-name="Strong_20_Emphasis"><text:span text:style-name="T10">NOW THIS AGREEMENT WITNESSES AS FOLLOW:</text:span></text:span></text:p>
      <text:p text:style-name="P4">1. The said <text:span text:style-name="T3">Muhammad Mubeen </text:span>is hereby appointed as the <text:span text:style-name="T4">Jr. Developer</text:span> of the company and he will hold the said office for the term of <text:span text:style-name="T4">One Year</text:span> from the date of this agreement. As a guarantee you are agreed to keep your all-original education certificates with the custody of <text:span text:style-name="T4">DSM</text:span>.</text:p>
      <text:p text:style-name="P4">2. Your monthly salary package will be as per <text:span text:style-name="T4">verbal discussion</text:span><text:span text:style-name="T8"> </text:span>. Based on the periodic reviews your compensation package may differ as per the compensation Policy.</text:p>
      <text:p text:style-name="P4">3. The Employee shall perform such duties and exercises such powers as may from time to time be assigned to or vested in him by the Directors of the company.</text:p>
      <text:p text:style-name="P4">4. The Employee shall, unless prevented by ill health or any unavoidable cause, during the continuance of the term of his office devote his whole time, attention and abilities to the business of the company.</text:p>
      <text:p text:style-name="P4">5. The Employee shall obey the orders from time to time of the Board of Directors of the company and in all respect conform to and comply with the directions given and regulation made by the Board. He shall well and faithfully serve the company to the best of his abilities and shall make his utmost endeavors to promote interests of the company.</text:p>
      <text:p text:style-name="P4">6. The said Employee shall not resign his position as Developer <text:s/>till the end of this contract period. End date of contract is 31/12/2023.</text:p>
      <text:p text:style-name="P4">7. The company may terminate this agreement at any time before the expiry of the stipulated term by giving one month´s notice in writing to him. The company can terminate your contract any time if you <text:span text:style-name="T9">will be involve any irrelevant activity, any things against rules and regulation. </text:span>Be guilty of any default, misconduct or neglect in the discharge of your duties affecting the business of the company.</text:p>
      <text:p text:style-name="P1"><text:span text:style-name="T14">8</text:span><text:span text:style-name="T13">.</text:span><text:span text:style-name="T12"> </text:span><text:span text:style-name="T10">Your work hours are from 9:00 am to 6:00 pm with one hour lunch break. You are eligible for one-day holiday in a week on Sunday. </text:span><text:span text:style-name="T11">Saturday is optional depend on management. </text:span></text:p>
      <text:p text:style-name="P1"><text:span text:style-name="T11">9</text:span><text:span text:style-name="T10">. After signing this contract you are not allowed to do work with office client before two years after leaving our company.</text:span></text:p>
      <text:p text:style-name="P1"><text:span text:style-name="T11">10</text:span><text:span text:style-name="T10">. <text:s/>Please be advised that the terms of your employment can change based on company requirements.</text:span></text:p>
      <text:p text:style-name="P1"><text:span text:style-name="T11">11</text:span><text:span text:style-name="T10">. Please refer to Nondisclosure Agreement (NDA) regarding your responsibilities on confidentiality, in case of any violation of this contract company reserves the right to take any legal action against you.</text:span></text:p>
      <text:p text:style-name="P6">12. All Code, Design, Ideas and reverent materials are Company property and are not allowed to use it any any other purpose.</text:p>
      <text:p text:style-name="P2"/>
      <text:p text:style-name="P2"/>
      <text:p text:style-name="P4"/>
      <text:p text:style-name="P7"><text:span text:style-name="Strong_20_Emphasis"><text:span text:style-name="T10">Signature<text:tab/><text:tab/><text:tab/><text:tab/><text:tab/><text:tab/><text:tab/><text:tab/><text:tab/>Signature</text:span></text:span></text:p>
      <text:p text:style-name="P4"><text:span text:style-name="Strong_20_Emphasis"><text:span text:style-name="T3">Muhammad Mubeen<text:tab/><text:tab/><text:tab/><text:tab/><text:tab/><text:tab/><text:tab/><text:tab/></text:span></text:span><text:span text:style-name="Strong_20_Emphasis"><text:span text:style-name="T7">Director</text:span></text:span></text:p>
      <text:p text:style-name="P4"><text:span text:style-name="Strong_20_Emphasis"><text:span text:style-name="T6">CNIC: 42201-1068938-9</text:span></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8T08:34:43.598198621</meta:creation-date>
    <dc:date>2022-12-31T11:54:00.960431434</dc:date>
    <meta:editing-duration>P2DT3H54M8S</meta:editing-duration>
    <meta:editing-cycles>9</meta:editing-cycles>
    <meta:generator>LibreOffice/6.4.7.2$Linux_X86_64 LibreOffice_project/40$Build-2</meta:generator>
    <meta:document-statistic meta:table-count="0" meta:image-count="0" meta:object-count="0" meta:page-count="1" meta:paragraph-count="19" meta:word-count="506" meta:character-count="2970" meta:non-whitespace-character-count="2462"/>
  </office:meta>
</office:document-meta>
</file>